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1" style:family="text">
      <style:text-properties officeooo:rsid="000007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y</text:span>ou said they would as a bulldogs johnson messier from blog what's that got a comment today we are gonna be talking about building while specifically on going to be addressing the difference between a business and we'll stay for an investment in why that even if you have a business and even though business maybe something that makes you more money in real estate is still essential we're having some kind of passive investment with the difference between those two asset classes or and ad vote and help in something aren't i get this all law firm law the coaching clients that my coach here they want to know basically page on the st one eighty by singing doesn't rule state why not just investment is isn't back you may have read a book that i recommend all the time on this channel by m. g. de marco called the millionaire fat same checked out of the average intimate interview with him actually to be interviewed instead in will be in the description as well but good picard 'cause i like a weekly cards so it in a way in that book he outlines of the slow lane right that a basically the sidewalk as lenin and fast lane and will stay falls in the category of the slow lane so why would you invest arose in fact if you listen to that interview with him demarco you'll find that he's not investing in real state but he's investing in the slow lane investment he's made millions of dollars but i've made millions of dollars both of us have put our money into what would be called slow lane investments even though we prioritize our business and we're still building our businesses why'd you that if you could just take the morning and bess and as lott but i'll tell ye one of that was my coaching clients just asked me what did this question he basically put it like this he said john hiking in a much higher return on my money it find us in business right biking you poor psychosis i can do you know bill my business out and the money about a hundred outdoors in my business i can get a lot better returns or even as blind as for the rebels dollars right that the night and on put met same money in real seventy a better cash flow on as the wind idea that it doesn't make any sense to invest in real estate or or something like would say minnesota all bonds like albert invincible boxers to like that i am all about building a business and i will tell you i'll be the first natalia that there's only one way you're really going to get rich pay y'all gate and that is to build a business day that is the only way that it's going to happen reliably because besides lucky factors of winning the lottery and whatnot the game are getting inheritance silk know you can do become rich later in life by ms singer of the mao was words when my plan when i started out okay but here's the thing here is a thing you guys have to understand the business versus rose a big difference between those asset classes is that this is our product that our product line all those things or ephemeral would mean by that they do not really exist the gate they do not have any real value dissociate value with them is is a good stock rhetoric and digital asset is all perceived value and it relies on the market and are believed to generate revenue a good bet a lot of that value is perceived do you have a business that they can last for ten or fifteen years they could grow but if you do not intentionally copy that business day or the merchant ships on you or any number of other factors have been the product that you're selling him be calms out of date okay or the merchant ships all kinds of things can happen you can lose the assets of that this is the value can disappear that the customers can disappear if you give you one example the business into small businesses look at paul what happened when appalled accompli upon yesterday about by age began when boaz or not but look let's look at what is the other one blackbird even remember thought to blackberry is why not because they basically what the market simpson on the mend and blackberry and has since he won a busy love they were the most popular thing right soak a business is an asset it's great inmates alcon i'm letting you should build a business and you should use it to get well think the direction to the red sobbing and welcome to birds a second here major state to be another video right now by the ages of the same as rules of the white beaches real-estate last for average always has value if you buy a piece of land at the buy a piece of property house that is on a piece of land roybal and he is visiting that is as the true value in that that value is going to stay okay it is gonna be a generational wealth again as well as ever to drinking reach him having all the wealth is when you have things that generate you money and you'll have to work for him and the battles that's his automatically generated for your business is not an elk is pacifism my business is our eyes off the work they still require upkeep and they will eventually die if they do nothing if i own <text:soft-page-break/>a piece of real estate will only continue to grow up in value of an achilles that it has intrinsic we'll buy that's why it's called real estate it is we'll debate it will pass on to my children under my children children and so forth and so on they will always retained its guy that is why my friends again to my fellow bulldogs i should say that is why would you need to do this is the formula for success again if you stayed till the end here you're getting a reward examining give you the formula of that every single successful millionaire that has passive income that is financially for uses and if you listen to you again then they go to that car gabelli gap you watch this video was in my interview with him demarco hills knew what he says he's doin' exact same thing here and then you'll find this pattern ok this is the powder you make money okay from your job from your business whatever it is the day in over your business makes a lot money you take off millions of dollars again you take that money at the gate you invest that money in real estate he can also be lightman is bull bozic be any name is a truly passive income if you really wanna low interest rate you could you see bills great does a lot of options the rose is probably the best one it's a real tangible assets that does not have a precede value has a real value schools passes possible income we all know the rules it isn't true we pass a cupcake but many aspects of the arctic then you take the money that comes out of that real-estate again and that is would you live off of now you're financially free again yes you still making money for the business yes sir so making money from rules to be living off of that you know living off of them wanting to you burn for job revenue earned from your business gave this is the key this is a sustainable model this will continue to court to be continued become more wealthy over time and this is the strategy that most millionaires becky millionaires and so on and so forth employed to stretch the high employed as a reason why i will ever have to worry about working again my life again and i will continue to get more to more wealthy over time and this is awful will be gained their wealth of gates and as many tax advantages on taking the money of very end of the chain would you do that way and so far to sum this up guys it is great build a business he needed botha's if you wanna retire young absolutely read him to mark as excellent book called the milliner fastening that will help you understand it didn't you wanna build a business major good to subscribe when i talk about that how to build a business as a cock and bull lemieux dabbled of mine said in order that's a good distance grab and go through that she got that she who hello i'm gonna play was guys on how to build a business while wanted to been off a building on my business and it's free it's on your new to go through that play was a big give me like some air and ends up rabbit is said otto cake so that's a customer want but then you can invest i'm an economist in real estate if you was imprisoned coaching under serious about it you know me ajar visible for our john had bulldog was about calm is very expensive the coaching how to them to build on e-mail makes begging anything less than two thousand hours i'm a commitment by and i know makes every many clients so for most of us on the table doesn't matter if you artie hit if you or the prison you need discouraging you're emailed me before this is not going to be which an advertisement for itself my guess is all every day and if you haven't are a good answer to grab and now mau mau become a fog and bulldog ginger lived out of six and big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8:22:34.845041262</meta:creation-date>
    <meta:editing-duration>PT34S</meta:editing-duration>
    <meta:editing-cycles>2</meta:editing-cycles>
    <meta:generator>LibreOffice/6.0.7.3$Linux_X86_64 LibreOffice_project/00m0$Build-3</meta:generator>
    <dc:date>2020-02-13T08:23:01.307896002</dc:date>
    <meta:document-statistic meta:table-count="0" meta:image-count="0" meta:object-count="0" meta:page-count="2" meta:paragraph-count="1" meta:word-count="1691" meta:character-count="8727" meta:non-whitespace-character-count="7037"/>
  </office:meta>
</office:document-meta>
</file>